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1e4111" officeooo:paragraph-rsid="001e4111"/>
    </style:style>
    <style:style style:name="P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1e4111" officeooo:paragraph-rsid="001e41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추천시스템 스터디</text:p>
      <text:p text:style-name="P1">## 콘텐츠 기반 필터링(Contents Based Filtering) &amp; 최근접 이웃 기반 협업 필터링(Collaborative Filtering)</text:p>
      <text:p text:style-name="P1">![image](<text:a xlink:type="simple" xlink:href="https://user-images.githubusercontent.com/55820227/89898049-ff608f00-dc1a-11ea-9734-556decadb915.png" text:style-name="Internet_20_link" text:visited-style-name="Visited_20_Internet_20_Link">https://user-images.githubusercontent.com/55820227/89898049-ff608f00-dc1a-11ea-9734-556decadb915.png</text:a>) <text:s text:c="2"/></text:p>
      <text:p text:style-name="P1">## 잠재 요인 기반 협업 필터링(Latent Based Collaborative Filtering)</text:p>
      <text:p text:style-name="P1">![image](<text:a xlink:type="simple" xlink:href="https://user-images.githubusercontent.com/55820227/89898059-025b7f80-dc1b-11ea-9730-29f54fdd147e.png" text:style-name="Internet_20_link" text:visited-style-name="Visited_20_Internet_20_Link">https://user-images.githubusercontent.com/55820227/89898059-025b7f80-dc1b-11ea-9730-29f54fdd147e.png</text:a>)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1T21:37:39.150819422</meta:creation-date>
    <dc:date>2020-08-11T21:41:36.919382140</dc:date>
    <meta:editing-duration>PT3M58S</meta:editing-duration>
    <meta:editing-cycles>1</meta:editing-cycles>
    <meta:document-statistic meta:table-count="0" meta:image-count="0" meta:object-count="0" meta:page-count="1" meta:paragraph-count="5" meta:word-count="53" meta:character-count="374" meta:non-whitespace-character-count="347"/>
    <meta:generator>LibreOffice/6.0.7.3$Linux_X86_64 LibreOffice_project/00m0$Build-3</meta:generator>
  </office:meta>
</office:document-meta>
</file>